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5.383cm"/>
    </style:style>
    <style:style style:name="co5" style:family="table-column">
      <style:table-column-properties fo:break-before="auto" style:column-width="4.606cm"/>
    </style:style>
    <style:style style:name="co7" style:family="table-column">
      <style:table-column-properties fo:break-before="auto" style:column-width="4.6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s en un dí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2" office:value-type="float" office:value="60">
            <text:p>60,00000000000000</text:p>
          </table:table-cell>
          <table:table-cell office:value-type="float" office:value="24">
            <text:p>24,00000000000000</text:p>
          </table:table-cell>
          <table:table-cell table:formula="of:=[.C3]*[.D3]*[.E3]" office:value-type="float" office:value="86400">
            <text:p>86400,00000000000000</text:p>
          </table:table-cell>
          <table:table-cell table:formula="of:=[.C3]*[.D3]*32" office:value-type="float" office:value="115200">
            <text:p>115200,000000000000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100">
            <text:p>100,00000000000000</text:p>
          </table:table-cell>
          <table:table-cell office:value-type="float" office:value="32">
            <text:p>32,00000000000000</text:p>
          </table:table-cell>
          <table:table-cell table:formula="of:=[.C4]*[.D4]*[.E4]" office:value-type="float" office:value="320000">
            <text:p>320000,0000000000000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>
            <text:p>numero de s en unida minima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4]/[.G3]" office:value-type="float" office:value="2.77777777777778">
            <text:p>2,7777777777777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lips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">
            <text:p>10,00000000000000</text:p>
          </table:table-cell>
          <table:table-cell office:value-type="float" office:value="18.3">
            <text:p>18,300000000000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>
            <text:p>1,00000000000000</text:p>
          </table:table-cell>
          <table:table-cell office:value-type="float" office:value="1.83">
            <text:p>1,83000000000000</text:p>
          </table:table-cell>
          <table:table-cell office:value-type="string">
            <text:p>1s</text:p>
          </table:table-cell>
          <table:table-cell office:value-type="string">
            <text:p>1 uni minima (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/flip</text:p>
          </table:table-cell>
          <table:table-cell table:formula="of:=[.C9]*[.D10]*[.C10]/[.D9]" office:value-type="float" office:value="1">
            <text:p>1,00000000000000</text:p>
          </table:table-cell>
          <table:table-cell office:value-type="float" office:value="1">
            <text:p>1,00000000000000</text:p>
          </table:table-cell>
          <table:table-cell table:formula="of:=[.G6]" office:value-type="float" office:value="2.77777777777778">
            <text:p>2,7777777777777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lip/s</text:p>
          </table:table-cell>
          <table:table-cell table:formula="of:=[.C9]/[.D9]" office:value-type="float" office:value="0.546448087431694">
            <text:p>0,54644808743169</text:p>
          </table:table-cell>
          <table:table-cell table:formula="of:=[.E11]/[.F11]" office:value-type="float" office:value="0.36">
            <text:p>0,36000000000000</text:p>
          </table:table-cell>
          <table:table-cell office:value-type="float" office:value="1">
            <text:p>1,000000000000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lips reales en un s</text:p>
          </table:table-cell>
          <table:table-cell table:formula="of:=[.D12]/[.G6]" office:value-type="float" office:value="0.19672131147541">
            <text:p>0,1967213114754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flips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0">
            <text:p>10,00000000000000</text:p>
          </table:table-cell>
          <table:table-cell office:value-type="float" office:value="18.3">
            <text:p>18,3000000000000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F18]*[.E17]/[.F17]" office:value-type="float" office:value="0.19672131147541">
            <text:p>0,19672131147541</text:p>
          </table:table-cell>
          <table:table-cell table:formula="of:=[.E12]" office:value-type="float" office:value="0.36">
            <text:p>0,36000000000000</text:p>
          </table:table-cell>
          <table:table-cell table:formula="of:=[.F10]" office:value-type="string" office:string-value="1 uni minima (s)">
            <text:p>1 uni minima (s)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float" office:value="100">
            <text:p>100,00000000000000</text:p>
          </table:table-cell>
          <table:table-cell table:formula="of:=4/5" office:value-type="float" office:value="0.8">
            <text:p>0,800000000000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E23]*[.D22]/[.E22]" office:value-type="float" office:value="125">
            <text:p>125,00000000000000</text:p>
          </table:table-cell>
          <table:table-cell office:value-type="float" office:value="1">
            <text:p>1,0000000000000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sElapsed * 32*6 *3.703703 / (100 * 100 * 32 * 1000));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6" number:min-integer-digits="1"/>
    </number:number-style>
    <number:number-style style:name="N106">
      <number:number number:decimal-places="1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4">04/11/2025</text:date>, <text:time>10:53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04T01:15:27.64</meta:creation-date>
    <dc:date>2025-11-04T10:53:31.37</dc:date>
    <meta:editing-duration>PT3H16M37S</meta:editing-duration>
    <meta:editing-cycles>5</meta:editing-cycles>
    <meta:generator>OpenOffice/4.1.15$Win32 OpenOffice.org_project/4115m2$Build-9813</meta:generator>
    <meta:document-statistic meta:table-count="3" meta:cell-count="42" meta:object-count="0"/>
  </office:meta>
</office:document-meta>
</file>